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OutInterceptor.JbiOutInterceptor( boolean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OutInterceptor.areMepsEquals( URI mep1 , URI mep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OutInterceptor.fromNMSHeaders( Message message , NormalizedMessage normalized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OutInterceptor.fromNMSAttachments( Message message , NormalizedMessage normalized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OutInterceptor.handleMessage(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